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C000003E825664184FB1997E9.png" manifest:media-type="image/png"/>
  <manifest:file-entry manifest:full-path="Pictures/10000201000002ED000003E8880194A171DC50AD.png" manifest:media-type="image/png"/>
  <manifest:file-entry manifest:full-path="Pictures/10000201000002EE000003E77FE7E853D935DBC2.png" manifest:media-type="image/png"/>
  <manifest:file-entry manifest:full-path="Pictures/10000201000002EE000003E7E737CE32418D9169.png" manifest:media-type="image/png"/>
  <manifest:file-entry manifest:full-path="Pictures/10000201000002ED000003E79254555B78C05002.png" manifest:media-type="image/png"/>
  <manifest:file-entry manifest:full-path="Pictures/10000201000002ED000003E7002C9DB64BF289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bottom" draw:color-mode="greyscale" draw:luminance="10%" draw:contrast="0%" draw:gamma="100%" draw:red="0%" draw:green="0%" draw:blue="0%" fo:clip="rect(0cm, 0cm, 1.703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bottom" draw:color-mode="greyscale" draw:luminance="10%" draw:contrast="0%" draw:gamma="100%" draw:red="0%" draw:green="0%" draw:blue="0%" fo:clip="rect(0cm, 2.168cm, 4.718cm, 2.25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bottom" draw:color-mode="greyscale" draw:luminance="10%" draw:contrast="0%" draw:gamma="100%" draw:red="0%" draw:green="0%" draw:blue="0%" fo:clip="rect(0cm, 0cm, 1.077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bottom" draw:color-mode="greyscale" draw:luminance="10%" draw:contrast="0%" draw:gamma="100%" draw:red="0%" draw:green="0%" draw:blue="0%" fo:clip="rect(0cm, 0cm, 0.873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bottom" draw:color-mode="greyscale" draw:luminance="10%" draw:contrast="0%" draw:gamma="100%" draw:red="0%" draw:green="0%" draw:blue="0%" fo:clip="rect(0cm, 0cm, -2.098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bottom" draw:color-mode="greyscale" draw:luminance="10%" draw:contrast="0%" draw:gamma="100%" draw:red="0%" draw:green="0%" draw:blue="0%" fo:clip="rect(0cm, 0cm, 2.148cm, 0cm)" draw:image-opacity="100%" style:mirror="none"/>
      <style:paragraph-properties style:writing-mode="lr-tb"/>
    </style:style>
    <style:style style:name="P1" style:family="paragraph">
      <style:paragraph-properties fo:margin-left="0cm" fo:margin-right="0cm" fo:margin-top="0cm" fo:margin-bottom="0cm" fo:text-align="start" fo:text-indent="0cm"/>
      <style:text-properties fo:background-color="#ffffff"/>
    </style:style>
    <style:style style:name="P2" style:family="paragraph">
      <loext:graphic-properties draw:fill="none"/>
      <style:paragraph-properties fo:margin-left="0cm" fo:margin-right="0cm" fo:margin-top="0cm" fo:margin-bottom="0cm" fo:text-align="start" fo:text-indent="0cm" style:writing-mode="lr-tb"/>
      <style:text-properties fo:font-size="11pt" fo:background-color="#ffffff" style:font-size-asian="11pt" style:font-size-complex="11pt"/>
    </style:style>
    <style:style style:name="P3" style:family="paragraph">
      <style:paragraph-properties fo:margin-left="0cm" fo:margin-right="0cm" fo:margin-top="0cm" fo:margin-bottom="0cm" fo:text-align="start" fo:text-indent="0cm" style:writing-mode="lr-tb"/>
      <style:text-properties fo:font-size="11pt" fo:background-color="#ffffff" style:font-size-asian="11pt" style:font-size-complex="11pt"/>
    </style:style>
    <style:style style:name="P4" style:family="paragraph">
      <loext:graphic-properties draw:fill="none"/>
      <style:paragraph-properties fo:margin-left="0cm" fo:margin-right="0cm" fo:margin-top="0cm" fo:margin-bottom="0cm" fo:text-align="start" fo:text-indent="0cm" style:writing-mode="lr-tb"/>
      <style:text-properties fo:font-size="11pt" fo:background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961cm" svg:height="5cm" svg:x="1cm" svg:y="1cm">
          <draw:image xlink:href="Pictures/10000201000002ED000003E7002C9DB64BF28921.png" xlink:type="simple" xlink:show="embed" xlink:actuate="onLoad" draw:mime-type="image/png">
            <text:p text:style-name="P1"><text:span text:style-name="T1">Dominant hand</text:span></text:p>
          </draw:image>
        </draw:frame>
        <draw:frame draw:style-name="gr2" draw:text-style-name="P2" draw:layer="layout" svg:width="3.555cm" svg:height="5cm" svg:x="5.126cm" svg:y="1cm">
          <draw:image xlink:href="Pictures/10000201000002ED000003E79254555B78C05002.png" xlink:type="simple" xlink:show="embed" xlink:actuate="onLoad" draw:mime-type="image/png">
            <text:p text:style-name="P3">Changing </text:p>
            <text:p text:style-name="P3">inter-palm distance</text:p>
          </draw:image>
        </draw:frame>
        <draw:frame draw:style-name="gr3" draw:text-style-name="P4" draw:layer="layout" svg:width="3.867cm" svg:height="5cm" svg:x="8.844cm" svg:y="1cm">
          <draw:image xlink:href="Pictures/10000201000002EE000003E7E737CE32418D9169.png" xlink:type="simple" xlink:show="embed" xlink:actuate="onLoad" draw:mime-type="image/png">
            <text:p text:style-name="P1"><text:span text:style-name="T2">Hands as </text:span></text:p>
            <text:p text:style-name="P1"><text:span text:style-name="T2">mirror images</text:span></text:p>
          </draw:image>
        </draw:frame>
        <draw:frame draw:style-name="gr4" draw:text-style-name="P4" draw:layer="layout" svg:width="3.836cm" svg:height="5cm" svg:x="1cm" svg:y="6.672cm">
          <draw:image xlink:href="Pictures/10000201000002EE000003E77FE7E853D935DBC2.png" xlink:type="simple" xlink:show="embed" xlink:actuate="onLoad" draw:mime-type="image/png">
            <text:p text:style-name="P1"><text:span text:style-name="T2">Manipulating </text:span></text:p>
            <text:p text:style-name="P1"><text:span text:style-name="T2">small objects</text:span></text:p>
          </draw:image>
        </draw:frame>
        <draw:frame draw:style-name="gr5" draw:text-style-name="P4" draw:layer="layout" svg:width="3.48cm" svg:height="5cm" svg:x="5.006cm" svg:y="6.672cm">
          <draw:image xlink:href="Pictures/10000201000002ED000003E8880194A171DC50AD.png" xlink:type="simple" xlink:show="embed" xlink:actuate="onLoad" draw:mime-type="image/png">
            <text:p text:style-name="P1"><text:span text:style-name="T2">Drawing arcs </text:span></text:p>
            <text:p text:style-name="P1"><text:span text:style-name="T2">along circles</text:span></text:p>
          </draw:image>
        </draw:frame>
        <draw:frame draw:style-name="gr6" draw:text-style-name="P4" draw:layer="layout" svg:width="4.026cm" svg:height="5cm" svg:x="8.685cm" svg:y="6.672cm">
          <draw:image xlink:href="Pictures/10000201000002EC000003E825664184FB1997E9.png" xlink:type="simple" xlink:show="embed" xlink:actuate="onLoad" draw:mime-type="image/png">
            <text:p text:style-name="P1"><text:span text:style-name="T2">Asymmetric </text:span></text:p>
            <text:p text:style-name="P1"><text:span text:style-name="T2">percussive action</text:span>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26T23:59:10.251162065</dc:date>
    <meta:editing-duration>PT5H32M30S</meta:editing-duration>
    <meta:editing-cycles>78</meta:editing-cycles>
    <meta:generator>LibreOffice/7.1.5.2$Linux_X86_64 LibreOffice_project/10$Build-2</meta:generator>
    <dc:creator>Alexander Refsum Jensenius</dc:creator>
    <meta:document-statistic meta:object-count="6"/>
  </office:meta>
</office:document-meta>
</file>